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is the capital of France?</text:p>
          </table:table-cell>
          <table:table-cell office:value-type="string" table:style-name="ce1">
            <text:p>Pari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’s the capital of Canada?</text:p>
          </table:table-cell>
          <table:table-cell office:value-type="string" table:style-name="ce1">
            <text:p>Otta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colour is the sky?</text:p>
          </table:table-cell>
          <table:table-cell office:value-type="string" table:style-name="ce1">
            <text:p>Blu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Lily Chen</meta:initial-creator>
    <dc:creator>Lily Chen</dc:creator>
    <meta:creation-date>2026-04-11T22:38:52Z</meta:creation-date>
    <dc:date>2026-04-12T16:24:26Z</dc:date>
  </office:meta>
</office:document-meta>
</file>